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Severity.valueOf(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ventSeverit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Severit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Severity.EventSever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Severity.readResol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